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0.6pt"/>
    </style:style>
    <style:style style:name="co2" style:family="table-column">
      <style:table-column-properties fo:break-before="auto" style:column-width="36.11pt"/>
    </style:style>
    <style:style style:name="co3" style:family="table-column">
      <style:table-column-properties fo:break-before="auto" style:column-width="30.25pt"/>
    </style:style>
    <style:style style:name="co4" style:family="table-column">
      <style:table-column-properties fo:break-before="auto" style:column-width="29.96pt"/>
    </style:style>
    <style:style style:name="co5" style:family="table-column">
      <style:table-column-properties fo:break-before="auto" style:column-width="29.59pt"/>
    </style:style>
    <style:style style:name="co6" style:family="table-column">
      <style:table-column-properties fo:break-before="auto" style:column-width="26.8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1.44pt"/>
    </style:style>
    <style:style style:name="co9" style:family="table-column">
      <style:table-column-properties fo:break-before="auto" style:column-width="27.75pt"/>
    </style:style>
    <style:style style:name="co10" style:family="table-column">
      <style:table-column-properties fo:break-before="auto" style:column-width="25.91pt"/>
    </style:style>
    <style:style style:name="co11" style:family="table-column">
      <style:table-column-properties fo:break-before="auto" style:column-width="28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31"/>
    <style:style style:name="ce3" style:family="table-cell" style:parent-style-name="Default">
      <style:table-cell-properties style:text-align-source="fix" style:repeat-content="false"/>
      <style:paragraph-properties fo:text-align="start" fo:margin-left="16.1pt"/>
    </style:style>
    <style:style style:name="ce4" style:family="table-cell" style:parent-style-name="Default" style:data-style-name="N13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max pow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asurement resolu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C V</text:p>
          </table:table-cell>
          <table:table-cell office:value-type="float" office:value="255" calcext:value-type="float">
            <text:p>2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C A</text:p>
          </table:table-cell>
          <table:table-cell office:value-type="float" office:value="255" calcext:value-type="float">
            <text:p>25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x voltag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V</text:p>
          </table:table-cell>
          <table:table-cell table:style-name="ce4" table:formula="of:=[.B6]/[.B3]" office:value-type="float" office:value="0.188235294117647" calcext:value-type="float">
            <text:p>0.1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</text:p>
          </table:table-cell>
          <table:table-cell table:style-name="ce4" table:formula="of:=[.B7]/[.B4]" office:value-type="float" office:value="0.00588235294117647" calcext:value-type="float">
            <text:p>0.006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x wire resistance</text:p>
          </table:table-cell>
          <table:table-cell table:formula="of:=[.B6]^2/[.B1]" office:value-type="float" office:value="153.6" calcext:value-type="float">
            <text:p>153.6</text:p>
          </table:table-cell>
          <table:table-cell office:value-type="string" calcext:value-type="string">
            <text:p>Ohm @ curr</text:p>
          </table:table-cell>
          <table:table-cell table:style-name="ce1" table:formula="of:=[.B1]/[.B6]" office:value-type="float" office:value="0.3125" calcext:value-type="float">
            <text:p>0.31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 wire resistance</text:p>
          </table:table-cell>
          <table:table-cell table:style-name="ce1" office:value-type="float" office:value="60" calcext:value-type="float">
            <text:p>60.00</text:p>
          </table:table-cell>
          <table:table-cell office:value-type="string" calcext:value-type="string">
            <text:p>Ohm @ curr</text:p>
          </table:table-cell>
          <table:table-cell table:style-name="ce1" table:formula="of:=[.B2]/[.B7]" office:value-type="float" office:value="0" calcext:value-type="float">
            <text:p>0.00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-deltaU</text:p>
          </table:table-cell>
          <table:table-cell table:number-columns-repeated="4"/>
          <table:table-cell office:value-type="string" calcext:value-type="string">
            <text:p>P-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table:formula="of:=SQRT([.B$13]*[.$A14])" office:value-type="float" office:value="17.3205080756888" calcext:value-type="float">
            <text:p>17.3</text:p>
          </table:table-cell>
          <table:table-cell table:style-name="ce2" table:formula="of:=SQRT([.C$13]*[.$A14])" office:value-type="float" office:value="21.2132034355964" calcext:value-type="float">
            <text:p>21.2</text:p>
          </table:table-cell>
          <table:table-cell table:style-name="ce2" table:formula="of:=SQRT([.D$13]*[.$A14])" office:value-type="float" office:value="24.4948974278318" calcext:value-type="float">
            <text:p>24.5</text:p>
          </table:table-cell>
          <table:table-cell table:style-name="ce2" table:formula="of:=SQRT([.E$13]*[.$A14])" office:value-type="float" office:value="27.3861278752583" calcext:value-type="float">
            <text:p>27.4</text:p>
          </table:table-cell>
          <table:table-cell table:style-name="ce2" table:formula="of:=SQRT([.F$13]*[.$A14])" office:value-type="float" office:value="30" calcext:value-type="float">
            <text:p>30.0</text:p>
          </table:table-cell>
          <table:table-cell table:style-name="ce1" table:formula="of:=[.G$13]/[.B14]" office:value-type="float" office:value="0.288675134594813" calcext:value-type="float">
            <text:p>0.29</text:p>
          </table:table-cell>
          <table:table-cell table:style-name="ce1" table:formula="of:=[.H$13]/[.C14]" office:value-type="float" office:value="0.353553390593274" calcext:value-type="float">
            <text:p>0.35</text:p>
          </table:table-cell>
          <table:table-cell table:style-name="ce1" table:formula="of:=[.I$13]/[.D14]" office:value-type="float" office:value="0.408248290463863" calcext:value-type="float">
            <text:p>0.41</text:p>
          </table:table-cell>
          <table:table-cell table:style-name="ce1" table:formula="of:=[.J$13]/[.E14]" office:value-type="float" office:value="0.456435464587638" calcext:value-type="float">
            <text:p>0.46</text:p>
          </table:table-cell>
          <table:table-cell table:style-name="ce1" table:formula="of:=[.K$13]/[.F14]" office:value-type="float" office:value="0.5" calcext:value-type="float">
            <text:p>0.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table:formula="of:=SQRT([.B$13]*[.$A15])" office:value-type="float" office:value="18.7082869338697" calcext:value-type="float">
            <text:p>18.7</text:p>
          </table:table-cell>
          <table:table-cell table:style-name="ce2" table:formula="of:=SQRT([.C$13]*[.$A15])" office:value-type="float" office:value="22.9128784747792" calcext:value-type="float">
            <text:p>22.9</text:p>
          </table:table-cell>
          <table:table-cell table:style-name="ce2" table:formula="of:=SQRT([.D$13]*[.$A15])" office:value-type="float" office:value="26.4575131106459" calcext:value-type="float">
            <text:p>26.5</text:p>
          </table:table-cell>
          <table:table-cell table:style-name="ce2" table:formula="of:=SQRT([.E$13]*[.$A15])" office:value-type="float" office:value="29.5803989154981" calcext:value-type="float">
            <text:p>29.6</text:p>
          </table:table-cell>
          <table:table-cell table:style-name="ce2" table:formula="of:=SQRT([.F$13]*[.$A15])" office:value-type="float" office:value="32.4037034920393" calcext:value-type="float">
            <text:p>32.4</text:p>
          </table:table-cell>
          <table:table-cell table:style-name="ce1" table:formula="of:=[.G$13]/[.B15]" office:value-type="float" office:value="0.267261241912424" calcext:value-type="float">
            <text:p>0.27</text:p>
          </table:table-cell>
          <table:table-cell table:style-name="ce1" table:formula="of:=[.H$13]/[.C15]" office:value-type="float" office:value="0.327326835353989" calcext:value-type="float">
            <text:p>0.33</text:p>
          </table:table-cell>
          <table:table-cell table:style-name="ce1" table:formula="of:=[.I$13]/[.D15]" office:value-type="float" office:value="0.377964473009227" calcext:value-type="float">
            <text:p>0.38</text:p>
          </table:table-cell>
          <table:table-cell table:style-name="ce1" table:formula="of:=[.J$13]/[.E15]" office:value-type="float" office:value="0.422577127364258" calcext:value-type="float">
            <text:p>0.42</text:p>
          </table:table-cell>
          <table:table-cell table:style-name="ce1" table:formula="of:=[.K$13]/[.F15]" office:value-type="float" office:value="0.462910049886276" calcext:value-type="float">
            <text:p>0.4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table:formula="of:=SQRT([.B$13]*[.$A16])" office:value-type="float" office:value="20" calcext:value-type="float">
            <text:p>20.0</text:p>
          </table:table-cell>
          <table:table-cell table:style-name="ce2" table:formula="of:=SQRT([.C$13]*[.$A16])" office:value-type="float" office:value="24.4948974278318" calcext:value-type="float">
            <text:p>24.5</text:p>
          </table:table-cell>
          <table:table-cell table:style-name="ce2" table:formula="of:=SQRT([.D$13]*[.$A16])" office:value-type="float" office:value="28.2842712474619" calcext:value-type="float">
            <text:p>28.3</text:p>
          </table:table-cell>
          <table:table-cell table:style-name="ce2" table:formula="of:=SQRT([.E$13]*[.$A16])" office:value-type="float" office:value="31.6227766016838" calcext:value-type="float">
            <text:p>31.6</text:p>
          </table:table-cell>
          <table:table-cell table:style-name="ce2" table:formula="of:=SQRT([.F$13]*[.$A16])" office:value-type="float" office:value="34.6410161513775" calcext:value-type="float">
            <text:p>34.6</text:p>
          </table:table-cell>
          <table:table-cell table:style-name="ce1" table:formula="of:=[.G$13]/[.B16]" office:value-type="float" office:value="0.25" calcext:value-type="float">
            <text:p>0.25</text:p>
          </table:table-cell>
          <table:table-cell table:style-name="ce1" table:formula="of:=[.H$13]/[.C16]" office:value-type="float" office:value="0.306186217847897" calcext:value-type="float">
            <text:p>0.31</text:p>
          </table:table-cell>
          <table:table-cell table:style-name="ce1" table:formula="of:=[.I$13]/[.D16]" office:value-type="float" office:value="0.353553390593274" calcext:value-type="float">
            <text:p>0.35</text:p>
          </table:table-cell>
          <table:table-cell table:style-name="ce1" table:formula="of:=[.J$13]/[.E16]" office:value-type="float" office:value="0.395284707521047" calcext:value-type="float">
            <text:p>0.40</text:p>
          </table:table-cell>
          <table:table-cell table:style-name="ce1" table:formula="of:=[.K$13]/[.F16]" office:value-type="float" office:value="0.433012701892219" calcext:value-type="float">
            <text:p>0.4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table:formula="of:=SQRT([.B$13]*[.$A17])" office:value-type="float" office:value="21.2132034355964" calcext:value-type="float">
            <text:p>21.2</text:p>
          </table:table-cell>
          <table:table-cell table:style-name="ce2" table:formula="of:=SQRT([.C$13]*[.$A17])" office:value-type="float" office:value="25.9807621135332" calcext:value-type="float">
            <text:p>26.0</text:p>
          </table:table-cell>
          <table:table-cell table:style-name="ce2" table:formula="of:=SQRT([.D$13]*[.$A17])" office:value-type="float" office:value="30" calcext:value-type="float">
            <text:p>30.0</text:p>
          </table:table-cell>
          <table:table-cell table:style-name="ce2" table:formula="of:=SQRT([.E$13]*[.$A17])" office:value-type="float" office:value="33.5410196624968" calcext:value-type="float">
            <text:p>33.5</text:p>
          </table:table-cell>
          <table:table-cell table:style-name="ce2" table:formula="of:=SQRT([.F$13]*[.$A17])" office:value-type="float" office:value="36.7423461417477" calcext:value-type="float">
            <text:p>36.7</text:p>
          </table:table-cell>
          <table:table-cell table:style-name="ce1" table:formula="of:=[.G$13]/[.B17]" office:value-type="float" office:value="0.235702260395516" calcext:value-type="float">
            <text:p>0.24</text:p>
          </table:table-cell>
          <table:table-cell table:style-name="ce1" table:formula="of:=[.H$13]/[.C17]" office:value-type="float" office:value="0.288675134594813" calcext:value-type="float">
            <text:p>0.29</text:p>
          </table:table-cell>
          <table:table-cell table:style-name="ce1" table:formula="of:=[.I$13]/[.D17]" office:value-type="float" office:value="0.333333333333333" calcext:value-type="float">
            <text:p>0.33</text:p>
          </table:table-cell>
          <table:table-cell table:style-name="ce1" table:formula="of:=[.J$13]/[.E17]" office:value-type="float" office:value="0.372677996249965" calcext:value-type="float">
            <text:p>0.37</text:p>
          </table:table-cell>
          <table:table-cell table:style-name="ce1" table:formula="of:=[.K$13]/[.F17]" office:value-type="float" office:value="0.408248290463863" calcext:value-type="float">
            <text:p>0.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table:formula="of:=SQRT([.B$13]*[.$A18])" office:value-type="float" office:value="22.3606797749979" calcext:value-type="float">
            <text:p>22.4</text:p>
          </table:table-cell>
          <table:table-cell table:style-name="ce2" table:formula="of:=SQRT([.C$13]*[.$A18])" office:value-type="float" office:value="27.3861278752583" calcext:value-type="float">
            <text:p>27.4</text:p>
          </table:table-cell>
          <table:table-cell table:style-name="ce2" table:formula="of:=SQRT([.D$13]*[.$A18])" office:value-type="float" office:value="31.6227766016838" calcext:value-type="float">
            <text:p>31.6</text:p>
          </table:table-cell>
          <table:table-cell table:style-name="ce2" table:formula="of:=SQRT([.E$13]*[.$A18])" office:value-type="float" office:value="35.3553390593274" calcext:value-type="float">
            <text:p>35.4</text:p>
          </table:table-cell>
          <table:table-cell table:style-name="ce2" table:formula="of:=SQRT([.F$13]*[.$A18])" office:value-type="float" office:value="38.7298334620742" calcext:value-type="float">
            <text:p>38.7</text:p>
          </table:table-cell>
          <table:table-cell table:style-name="ce1" table:formula="of:=[.G$13]/[.B18]" office:value-type="float" office:value="0.223606797749979" calcext:value-type="float">
            <text:p>0.22</text:p>
          </table:table-cell>
          <table:table-cell table:style-name="ce1" table:formula="of:=[.H$13]/[.C18]" office:value-type="float" office:value="0.273861278752583" calcext:value-type="float">
            <text:p>0.27</text:p>
          </table:table-cell>
          <table:table-cell table:style-name="ce1" table:formula="of:=[.I$13]/[.D18]" office:value-type="float" office:value="0.316227766016838" calcext:value-type="float">
            <text:p>0.32</text:p>
          </table:table-cell>
          <table:table-cell table:style-name="ce1" table:formula="of:=[.J$13]/[.E18]" office:value-type="float" office:value="0.353553390593274" calcext:value-type="float">
            <text:p>0.35</text:p>
          </table:table-cell>
          <table:table-cell table:style-name="ce1" table:formula="of:=[.K$13]/[.F18]" office:value-type="float" office:value="0.387298334620742" calcext:value-type="float">
            <text:p>0.3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table:formula="of:=SQRT([.B$13]*[.$A19])" office:value-type="float" office:value="23.4520787991171" calcext:value-type="float">
            <text:p>23.5</text:p>
          </table:table-cell>
          <table:table-cell table:style-name="ce2" table:formula="of:=SQRT([.C$13]*[.$A19])" office:value-type="float" office:value="28.7228132326901" calcext:value-type="float">
            <text:p>28.7</text:p>
          </table:table-cell>
          <table:table-cell table:style-name="ce2" table:formula="of:=SQRT([.D$13]*[.$A19])" office:value-type="float" office:value="33.166247903554" calcext:value-type="float">
            <text:p>33.2</text:p>
          </table:table-cell>
          <table:table-cell table:style-name="ce2" table:formula="of:=SQRT([.E$13]*[.$A19])" office:value-type="float" office:value="37.0809924354783" calcext:value-type="float">
            <text:p>37.1</text:p>
          </table:table-cell>
          <table:table-cell table:style-name="ce2" table:formula="of:=SQRT([.F$13]*[.$A19])" office:value-type="float" office:value="40.6201920231798" calcext:value-type="float">
            <text:p>40.6</text:p>
          </table:table-cell>
          <table:table-cell table:style-name="ce1" table:formula="of:=[.G$13]/[.B19]" office:value-type="float" office:value="0.21320071635561" calcext:value-type="float">
            <text:p>0.21</text:p>
          </table:table-cell>
          <table:table-cell table:style-name="ce1" table:formula="of:=[.H$13]/[.C19]" office:value-type="float" office:value="0.261116483933547" calcext:value-type="float">
            <text:p>0.26</text:p>
          </table:table-cell>
          <table:table-cell table:style-name="ce1" table:formula="of:=[.I$13]/[.D19]" office:value-type="float" office:value="0.301511344577764" calcext:value-type="float">
            <text:p>0.30</text:p>
          </table:table-cell>
          <table:table-cell table:style-name="ce1" table:formula="of:=[.J$13]/[.E19]" office:value-type="float" office:value="0.337099931231621" calcext:value-type="float">
            <text:p>0.34</text:p>
          </table:table-cell>
          <table:table-cell table:style-name="ce1" table:formula="of:=[.K$13]/[.F19]" office:value-type="float" office:value="0.369274472937998" calcext:value-type="float">
            <text:p>0.3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table:formula="of:=SQRT([.B$13]*[.$A20])" office:value-type="float" office:value="24.4948974278318" calcext:value-type="float">
            <text:p>24.5</text:p>
          </table:table-cell>
          <table:table-cell table:style-name="ce2" table:formula="of:=SQRT([.C$13]*[.$A20])" office:value-type="float" office:value="30" calcext:value-type="float">
            <text:p>30.0</text:p>
          </table:table-cell>
          <table:table-cell table:style-name="ce2" table:formula="of:=SQRT([.D$13]*[.$A20])" office:value-type="float" office:value="34.6410161513775" calcext:value-type="float">
            <text:p>34.6</text:p>
          </table:table-cell>
          <table:table-cell table:style-name="ce2" table:formula="of:=SQRT([.E$13]*[.$A20])" office:value-type="float" office:value="38.7298334620742" calcext:value-type="float">
            <text:p>38.7</text:p>
          </table:table-cell>
          <table:table-cell table:style-name="ce2" table:formula="of:=SQRT([.F$13]*[.$A20])" office:value-type="float" office:value="42.4264068711929" calcext:value-type="float">
            <text:p>42.4</text:p>
          </table:table-cell>
          <table:table-cell table:style-name="ce1" table:formula="of:=[.G$13]/[.B20]" office:value-type="float" office:value="0.204124145231931" calcext:value-type="float">
            <text:p>0.20</text:p>
          </table:table-cell>
          <table:table-cell table:style-name="ce1" table:formula="of:=[.H$13]/[.C20]" office:value-type="float" office:value="0.25" calcext:value-type="float">
            <text:p>0.25</text:p>
          </table:table-cell>
          <table:table-cell table:style-name="ce1" table:formula="of:=[.I$13]/[.D20]" office:value-type="float" office:value="0.288675134594813" calcext:value-type="float">
            <text:p>0.29</text:p>
          </table:table-cell>
          <table:table-cell table:style-name="ce1" table:formula="of:=[.J$13]/[.E20]" office:value-type="float" office:value="0.322748612183951" calcext:value-type="float">
            <text:p>0.32</text:p>
          </table:table-cell>
          <table:table-cell table:style-name="ce1" table:formula="of:=[.K$13]/[.F20]" office:value-type="float" office:value="0.353553390593274" calcext:value-type="float">
            <text:p>0.3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" table:formula="of:=SQRT([.B$13]*[.$A21])" office:value-type="float" office:value="25.4950975679639" calcext:value-type="float">
            <text:p>25.5</text:p>
          </table:table-cell>
          <table:table-cell table:style-name="ce2" table:formula="of:=SQRT([.C$13]*[.$A21])" office:value-type="float" office:value="31.224989991992" calcext:value-type="float">
            <text:p>31.2</text:p>
          </table:table-cell>
          <table:table-cell table:style-name="ce2" table:formula="of:=SQRT([.D$13]*[.$A21])" office:value-type="float" office:value="36.0555127546399" calcext:value-type="float">
            <text:p>36.1</text:p>
          </table:table-cell>
          <table:table-cell table:style-name="ce2" table:formula="of:=SQRT([.E$13]*[.$A21])" office:value-type="float" office:value="40.3112887414927" calcext:value-type="float">
            <text:p>40.3</text:p>
          </table:table-cell>
          <table:table-cell table:style-name="ce2" table:formula="of:=SQRT([.F$13]*[.$A21])" office:value-type="float" office:value="44.1588043316392" calcext:value-type="float">
            <text:p>44.2</text:p>
          </table:table-cell>
          <table:table-cell table:style-name="ce1" table:formula="of:=[.G$13]/[.B21]" office:value-type="float" office:value="0.196116135138184" calcext:value-type="float">
            <text:p>0.20</text:p>
          </table:table-cell>
          <table:table-cell table:style-name="ce1" table:formula="of:=[.H$13]/[.C21]" office:value-type="float" office:value="0.240192230707631" calcext:value-type="float">
            <text:p>0.24</text:p>
          </table:table-cell>
          <table:table-cell table:style-name="ce1" table:formula="of:=[.I$13]/[.D21]" office:value-type="float" office:value="0.277350098112615" calcext:value-type="float">
            <text:p>0.28</text:p>
          </table:table-cell>
          <table:table-cell table:style-name="ce1" table:formula="of:=[.J$13]/[.E21]" office:value-type="float" office:value="0.310086836473021" calcext:value-type="float">
            <text:p>0.31</text:p>
          </table:table-cell>
          <table:table-cell table:style-name="ce1" table:formula="of:=[.K$13]/[.F21]" office:value-type="float" office:value="0.339683110243379" calcext:value-type="float">
            <text:p>0.3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" table:formula="of:=SQRT([.B$13]*[.$A22])" office:value-type="float" office:value="26.4575131106459" calcext:value-type="float">
            <text:p>26.5</text:p>
          </table:table-cell>
          <table:table-cell table:style-name="ce2" table:formula="of:=SQRT([.C$13]*[.$A22])" office:value-type="float" office:value="32.4037034920393" calcext:value-type="float">
            <text:p>32.4</text:p>
          </table:table-cell>
          <table:table-cell table:style-name="ce2" table:formula="of:=SQRT([.D$13]*[.$A22])" office:value-type="float" office:value="37.4165738677394" calcext:value-type="float">
            <text:p>37.4</text:p>
          </table:table-cell>
          <table:table-cell table:style-name="ce2" table:formula="of:=SQRT([.E$13]*[.$A22])" office:value-type="float" office:value="41.8330013267038" calcext:value-type="float">
            <text:p>41.8</text:p>
          </table:table-cell>
          <table:table-cell table:style-name="ce2" table:formula="of:=SQRT([.F$13]*[.$A22])" office:value-type="float" office:value="45.8257569495584" calcext:value-type="float">
            <text:p>45.8</text:p>
          </table:table-cell>
          <table:table-cell table:style-name="ce1" table:formula="of:=[.G$13]/[.B22]" office:value-type="float" office:value="0.188982236504614" calcext:value-type="float">
            <text:p>0.19</text:p>
          </table:table-cell>
          <table:table-cell table:style-name="ce1" table:formula="of:=[.H$13]/[.C22]" office:value-type="float" office:value="0.231455024943138" calcext:value-type="float">
            <text:p>0.23</text:p>
          </table:table-cell>
          <table:table-cell table:style-name="ce1" table:formula="of:=[.I$13]/[.D22]" office:value-type="float" office:value="0.267261241912424" calcext:value-type="float">
            <text:p>0.27</text:p>
          </table:table-cell>
          <table:table-cell table:style-name="ce1" table:formula="of:=[.J$13]/[.E22]" office:value-type="float" office:value="0.298807152333598" calcext:value-type="float">
            <text:p>0.30</text:p>
          </table:table-cell>
          <table:table-cell table:style-name="ce1" table:formula="of:=[.K$13]/[.F22]" office:value-type="float" office:value="0.327326835353989" calcext:value-type="float">
            <text:p>0.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" table:formula="of:=SQRT([.B$13]*[.$A23])" office:value-type="float" office:value="27.3861278752583" calcext:value-type="float">
            <text:p>27.4</text:p>
          </table:table-cell>
          <table:table-cell table:style-name="ce2" table:formula="of:=SQRT([.C$13]*[.$A23])" office:value-type="float" office:value="33.5410196624968" calcext:value-type="float">
            <text:p>33.5</text:p>
          </table:table-cell>
          <table:table-cell table:style-name="ce2" table:formula="of:=SQRT([.D$13]*[.$A23])" office:value-type="float" office:value="38.7298334620742" calcext:value-type="float">
            <text:p>38.7</text:p>
          </table:table-cell>
          <table:table-cell table:style-name="ce2" table:formula="of:=SQRT([.E$13]*[.$A23])" office:value-type="float" office:value="43.3012701892219" calcext:value-type="float">
            <text:p>43.3</text:p>
          </table:table-cell>
          <table:table-cell table:style-name="ce2" table:formula="of:=SQRT([.F$13]*[.$A23])" office:value-type="float" office:value="47.4341649025257" calcext:value-type="float">
            <text:p>47.4</text:p>
          </table:table-cell>
          <table:table-cell table:style-name="ce1" table:formula="of:=[.G$13]/[.B23]" office:value-type="float" office:value="0.182574185835055" calcext:value-type="float">
            <text:p>0.18</text:p>
          </table:table-cell>
          <table:table-cell table:style-name="ce1" table:formula="of:=[.H$13]/[.C23]" office:value-type="float" office:value="0.223606797749979" calcext:value-type="float">
            <text:p>0.22</text:p>
          </table:table-cell>
          <table:table-cell table:style-name="ce1" table:formula="of:=[.I$13]/[.D23]" office:value-type="float" office:value="0.258198889747161" calcext:value-type="float">
            <text:p>0.26</text:p>
          </table:table-cell>
          <table:table-cell table:style-name="ce1" table:formula="of:=[.J$13]/[.E23]" office:value-type="float" office:value="0.288675134594813" calcext:value-type="float">
            <text:p>0.29</text:p>
          </table:table-cell>
          <table:table-cell table:style-name="ce1" table:formula="of:=[.K$13]/[.F23]" office:value-type="float" office:value="0.316227766016838" calcext:value-type="float">
            <text:p>0.32</text:p>
          </table:table-cell>
        </table:table-row>
        <table:table-row table:style-name="ro1">
          <table:table-cell/>
          <table:table-cell office:value-type="string" calcext:value-type="string">
            <text:p>deltaP 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table:formula="of:=([.$B$6]-[.B14])*[.G14]" office:value-type="float" office:value="8.85640646055102" calcext:value-type="float">
            <text:p>8.8564064606</text:p>
          </table:table-cell>
          <table:table-cell table:style-name="ce3" table:formula="of:=([.$B$6]-[.C14])*[.H14]" office:value-type="float" office:value="9.47056274847714" calcext:value-type="float">
            <text:p>9.4705627485</text:p>
          </table:table-cell>
          <table:table-cell table:style-name="ce3" table:formula="of:=([.$B$6]-[.D14])*[.I14]" office:value-type="float" office:value="9.59591794226543" calcext:value-type="float">
            <text:p>9.5959179423</text:p>
          </table:table-cell>
          <table:table-cell table:style-name="ce3" table:formula="of:=([.$B$6]-[.E14])*[.J14]" office:value-type="float" office:value="9.40890230020664" calcext:value-type="float">
            <text:p>9.4089023002</text:p>
          </table:table-cell>
          <table:table-cell table:style-name="ce3" table:formula="of:=([.$B$6]-[.F14])*[.K14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table:formula="of:=([.$B$6]-[.B15])*[.G15]" office:value-type="float" office:value="7.82853961179637" calcext:value-type="float">
            <text:p>7.8285396118</text:p>
          </table:table-cell>
          <table:table-cell table:style-name="ce3" table:formula="of:=([.$B$6]-[.C15])*[.H15]" office:value-type="float" office:value="8.21168809699145" calcext:value-type="float">
            <text:p>8.211688097</text:p>
          </table:table-cell>
          <table:table-cell table:style-name="ce3" table:formula="of:=([.$B$6]-[.D15])*[.I15]" office:value-type="float" office:value="8.14229470444291" calcext:value-type="float">
            <text:p>8.1422947044</text:p>
          </table:table-cell>
          <table:table-cell table:style-name="ce3" table:formula="of:=([.$B$6]-[.E15])*[.J15]" office:value-type="float" office:value="7.7837021134844" calcext:value-type="float">
            <text:p>7.7837021135</text:p>
          </table:table-cell>
          <table:table-cell table:style-name="ce3" table:formula="of:=([.$B$6]-[.F15])*[.K15]" office:value-type="float" office:value="7.21968239454124" calcext:value-type="float">
            <text:p>7.219682394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table:formula="of:=([.$B$6]-[.B16])*[.G16]" office:value-type="float" office:value="7" calcext:value-type="float">
            <text:p>7</text:p>
          </table:table-cell>
          <table:table-cell table:style-name="ce3" table:formula="of:=([.$B$6]-[.C16])*[.H16]" office:value-type="float" office:value="7.19693845669907" calcext:value-type="float">
            <text:p>7.1969384567</text:p>
          </table:table-cell>
          <table:table-cell table:style-name="ce3" table:formula="of:=([.$B$6]-[.D16])*[.I16]" office:value-type="float" office:value="6.97056274847714" calcext:value-type="float">
            <text:p>6.9705627485</text:p>
          </table:table-cell>
          <table:table-cell table:style-name="ce3" table:formula="of:=([.$B$6]-[.E16])*[.J16]" office:value-type="float" office:value="6.47366596101028" calcext:value-type="float">
            <text:p>6.473665961</text:p>
          </table:table-cell>
          <table:table-cell table:style-name="ce3" table:formula="of:=([.$B$6]-[.F16])*[.K16]" office:value-type="float" office:value="5.78460969082653" calcext:value-type="float">
            <text:p>5.7846096908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table:formula="of:=([.$B$6]-[.B17])*[.G17]" office:value-type="float" office:value="6.31370849898476" calcext:value-type="float">
            <text:p>6.313708499</text:p>
          </table:table-cell>
          <table:table-cell table:style-name="ce3" table:formula="of:=([.$B$6]-[.C17])*[.H17]" office:value-type="float" office:value="6.35640646055102" calcext:value-type="float">
            <text:p>6.3564064606</text:p>
          </table:table-cell>
          <table:table-cell table:style-name="ce3" table:formula="of:=([.$B$6]-[.D17])*[.I17]" office:value-type="float" office:value="6" calcext:value-type="float">
            <text:p>6</text:p>
          </table:table-cell>
          <table:table-cell table:style-name="ce3" table:formula="of:=([.$B$6]-[.E17])*[.J17]" office:value-type="float" office:value="5.38854381999832" calcext:value-type="float">
            <text:p>5.38854382</text:p>
          </table:table-cell>
          <table:table-cell table:style-name="ce3" table:formula="of:=([.$B$6]-[.F17])*[.K17]" office:value-type="float" office:value="4.59591794226542" calcext:value-type="float">
            <text:p>4.5959179423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table:formula="of:=([.$B$6]-[.B18])*[.G18]" office:value-type="float" office:value="5.73312629199899" calcext:value-type="float">
            <text:p>5.733126292</text:p>
          </table:table-cell>
          <table:table-cell table:style-name="ce3" table:formula="of:=([.$B$6]-[.C18])*[.H18]" office:value-type="float" office:value="5.64534138012399" calcext:value-type="float">
            <text:p>5.6453413801</text:p>
          </table:table-cell>
          <table:table-cell table:style-name="ce3" table:formula="of:=([.$B$6]-[.D18])*[.I18]" office:value-type="float" office:value="5.17893276880822" calcext:value-type="float">
            <text:p>5.1789327688</text:p>
          </table:table-cell>
          <table:table-cell table:style-name="ce3" table:formula="of:=([.$B$6]-[.E18])*[.J18]" office:value-type="float" office:value="4.47056274847714" calcext:value-type="float">
            <text:p>4.4705627485</text:p>
          </table:table-cell>
          <table:table-cell table:style-name="ce3" table:formula="of:=([.$B$6]-[.F18])*[.K18]" office:value-type="float" office:value="3.5903200617956" calcext:value-type="float">
            <text:p>3.5903200618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table:formula="of:=([.$B$6]-[.B19])*[.G19]" office:value-type="float" office:value="5.2336343850693" calcext:value-type="float">
            <text:p>5.2336343851</text:p>
          </table:table-cell>
          <table:table-cell table:style-name="ce3" table:formula="of:=([.$B$6]-[.C19])*[.H19]" office:value-type="float" office:value="5.03359122881024" calcext:value-type="float">
            <text:p>5.0335912288</text:p>
          </table:table-cell>
          <table:table-cell table:style-name="ce3" table:formula="of:=([.$B$6]-[.D19])*[.I19]" office:value-type="float" office:value="4.47254453973265" calcext:value-type="float">
            <text:p>4.4725445397</text:p>
          </table:table-cell>
          <table:table-cell table:style-name="ce3" table:formula="of:=([.$B$6]-[.E19])*[.J19]" office:value-type="float" office:value="3.68079669911781" calcext:value-type="float">
            <text:p>3.6807966991</text:p>
          </table:table-cell>
          <table:table-cell table:style-name="ce3" table:formula="of:=([.$B$6]-[.F19])*[.K19]" office:value-type="float" office:value="2.72517470102391" calcext:value-type="float">
            <text:p>2.725174701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3" table:formula="of:=([.$B$6]-[.B20])*[.G20]" office:value-type="float" office:value="4.79795897113271" calcext:value-type="float">
            <text:p>4.7979589711</text:p>
          </table:table-cell>
          <table:table-cell table:style-name="ce3" table:formula="of:=([.$B$6]-[.C20])*[.H20]" office:value-type="float" office:value="4.5" calcext:value-type="float">
            <text:p>4.5</text:p>
          </table:table-cell>
          <table:table-cell table:style-name="ce3" table:formula="of:=([.$B$6]-[.D20])*[.I20]" office:value-type="float" office:value="3.85640646055102" calcext:value-type="float">
            <text:p>3.8564064606</text:p>
          </table:table-cell>
          <table:table-cell table:style-name="ce3" table:formula="of:=([.$B$6]-[.E20])*[.J20]" office:value-type="float" office:value="2.99193338482967" calcext:value-type="float">
            <text:p>2.9919333848</text:p>
          </table:table-cell>
          <table:table-cell table:style-name="ce3" table:formula="of:=([.$B$6]-[.F20])*[.K20]" office:value-type="float" office:value="1.97056274847714" calcext:value-type="float">
            <text:p>1.9705627485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table:formula="of:=([.$B$6]-[.B21])*[.G21]" office:value-type="float" office:value="4.41357448663283" calcext:value-type="float">
            <text:p>4.4135744866</text:p>
          </table:table-cell>
          <table:table-cell table:style-name="ce3" table:formula="of:=([.$B$6]-[.C21])*[.H21]" office:value-type="float" office:value="4.02922707396627" calcext:value-type="float">
            <text:p>4.029227074</text:p>
          </table:table-cell>
          <table:table-cell table:style-name="ce3" table:formula="of:=([.$B$6]-[.D21])*[.I21]" office:value-type="float" office:value="3.3128047094055" calcext:value-type="float">
            <text:p>3.3128047094</text:p>
          </table:table-cell>
          <table:table-cell table:style-name="ce3" table:formula="of:=([.$B$6]-[.E21])*[.J21]" office:value-type="float" office:value="2.38416815070502" calcext:value-type="float">
            <text:p>2.3841681507</text:p>
          </table:table-cell>
          <table:table-cell table:style-name="ce3" table:formula="of:=([.$B$6]-[.F21])*[.K21]" office:value-type="float" office:value="1.30478929168218" calcext:value-type="float">
            <text:p>1.3047892917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3" table:formula="of:=([.$B$6]-[.B22])*[.G22]" office:value-type="float" office:value="4.07114735222145" calcext:value-type="float">
            <text:p>4.0711473522</text:p>
          </table:table-cell>
          <table:table-cell table:style-name="ce3" table:formula="of:=([.$B$6]-[.C22])*[.H22]" office:value-type="float" office:value="3.60984119727062" calcext:value-type="float">
            <text:p>3.6098411973</text:p>
          </table:table-cell>
          <table:table-cell table:style-name="ce3" table:formula="of:=([.$B$6]-[.D22])*[.I22]" office:value-type="float" office:value="2.82853961179637" calcext:value-type="float">
            <text:p>2.8285396118</text:p>
          </table:table-cell>
          <table:table-cell table:style-name="ce3" table:formula="of:=([.$B$6]-[.E22])*[.J22]" office:value-type="float" office:value="1.84274331201272" calcext:value-type="float">
            <text:p>1.842743312</text:p>
          </table:table-cell>
          <table:table-cell table:style-name="ce3" table:formula="of:=([.$B$6]-[.F22])*[.K22]" office:value-type="float" office:value="0.711688096991453" calcext:value-type="float">
            <text:p>0.711688097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" table:formula="of:=([.$B$6]-[.B23])*[.G23]" office:value-type="float" office:value="3.76356092008266" calcext:value-type="float">
            <text:p>3.7635609201</text:p>
          </table:table-cell>
          <table:table-cell table:style-name="ce3" table:formula="of:=([.$B$6]-[.C23])*[.H23]" office:value-type="float" office:value="3.23312629199899" calcext:value-type="float">
            <text:p>3.233126292</text:p>
          </table:table-cell>
          <table:table-cell table:style-name="ce3" table:formula="of:=([.$B$6]-[.D23])*[.I23]" office:value-type="float" office:value="2.39354670786373" calcext:value-type="float">
            <text:p>2.3935467079</text:p>
          </table:table-cell>
          <table:table-cell table:style-name="ce3" table:formula="of:=([.$B$6]-[.E23])*[.J23]" office:value-type="float" office:value="1.35640646055102" calcext:value-type="float">
            <text:p>1.3564064606</text:p>
          </table:table-cell>
          <table:table-cell table:style-name="ce3" table:formula="of:=([.$B$6]-[.F23])*[.K23]" office:value-type="float" office:value="0.178932768808222" calcext:value-type="float">
            <text:p>0.178932768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7">00/00/0000</text:date>, <text:time style:data-style-name="N2" text:time-value="21:47:10.1029597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6:53:30.947887061</meta:creation-date>
    <dc:date>2017-09-17T23:05:50.354333661</dc:date>
    <meta:editing-duration>PT1H16M55S</meta:editing-duration>
    <meta:editing-cycles>6</meta:editing-cycles>
    <meta:generator>LibreOffice/5.1.6.2$Linux_X86_64 LibreOffice_project/10m0$Build-2</meta:generator>
    <meta:document-statistic meta:table-count="1" meta:cell-count="219" meta:object-count="0"/>
  </office:meta>
</office:document-meta>
</file>